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654in"/>
    </style:style>
    <style:style style:name="co2" style:family="table-column">
      <style:table-column-properties fo:break-before="auto" style:column-width="1.97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57in" svg:height="3.5449in" svg:x="4.3122in" svg:y="1.1504in">
            <draw:object draw:notify-on-update-of-ranges="Sheet1.B5:Sheet1.B5 Sheet1.B6:Sheet1.B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6" table:default-cell-style-name="Default"/>
        <table:table-row table:style-name="ro1">
          <table:table-cell table:number-columns-repeated="48"/>
        </table:table-row>
        <table:table-row table:style-name="ro1">
          <table:table-cell office:value-type="string" calcext:value-type="string">
            <text:p>Statistical unit: families </text:p>
          </table:table-cell>
          <table:table-cell office:value-type="string" calcext:value-type="string">
            <text:p>Measurement scale: ratio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Variable type: discrete</text:p>
          </table:table-cell>
          <table:table-cell table:number-columns-repeated="47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mily</text:p>
          </table:table-cell>
          <table:table-cell office:value-type="string" calcext:value-type="string">
            <text:p>Number of members</text:p>
          </table:table-cell>
          <table:table-cell table:number-columns-repeated="4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matrix-columns-spanned="1" table:number-matrix-rows-spanned="40" table:formula="of:=TRANSPOSE([.I4:.AV4])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number-columns-repeated="48"/>
        </table:table-row>
        <table:table-row table:style-name="ro1">
          <table:table-cell office:value-type="string" calcext:value-type="string">
            <text:p>Families that have x members</text:p>
          </table:table-cell>
          <table:table-cell office:value-type="string" calcext:value-type="string">
            <text:p>Number of families</text:p>
          </table:table-cell>
          <table:table-cell table:number-columns-repeated="4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.B5:.B45]; 1)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.B5:.B45]; 2)" office:value-type="float" office:value="16" calcext:value-type="float">
            <text:p>16</text:p>
          </table:table-cell>
          <table:table-cell table:number-columns-repeated="4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.B5:.B45]; 3)" office:value-type="float" office:value="13" calcext:value-type="float">
            <text:p>13</text:p>
          </table:table-cell>
          <table:table-cell table:number-columns-repeated="4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.B5:.B45]; 4)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=COUNTIF([.B5:.B45]; 5)" office:value-type="float" office:value="2" calcext:value-type="float">
            <text:p>2</text:p>
          </table:table-cell>
          <table:table-cell table:number-columns-repeated="4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/00/0000</text:date>, <text:time style:data-style-name="N2" text:time-value="22:48:49.5704904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22:10:30.923235852</meta:creation-date>
    <dc:date>2024-10-15T22:52:50.192753894</dc:date>
    <meta:editing-duration>PT7M36S</meta:editing-duration>
    <meta:editing-cycles>2</meta:editing-cycles>
    <meta:generator>LibreOffice/24.2.6.2$Linux_X86_64 LibreOffice_project/420$Build-2</meta:generator>
    <meta:document-statistic meta:table-count="1" meta:cell-count="13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bar" chart:style-name="ch1">
        <chart:title svg:x="6.299cm" svg:y="0.316cm" chart:style-name="ch2">
          <text:p>Frequency chart</text:p>
        </chart:title>
        <chart:legend chart:legend-position="end" svg:x="12.115cm" svg:y="4.203cm" style:legend-expansion="high" chart:style-name="ch3"/>
        <chart:plot-area chart:style-name="ch4" table:cell-range-address="Sheet1.B5:Sheet1.B45" chart:data-source-has-labels="row" svg:x="0.319cm" svg:y="1.275cm" svg:width="11.477cm" svg:height="7.55cm">
          <chart:coordinate-region svg:x="0.755cm" svg:y="1.474cm" svg:width="11.041cm" svg:height="6.55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6:Sheet1.B45" chart:label-cell-address="Sheet1.B5:Sheet1.B5" chart:class="chart:bar"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of members</text:p>
                <draw:g>
                  <svg:desc>Sheet1.B5:Sheet1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B6:Sheet1.B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